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a990"/>
    </style:style>
    <style:style style:name="P2" style:family="paragraph" style:parent-style-name="Text_20_body">
      <style:text-properties officeooo:paragraph-rsid="0023dd4b"/>
    </style:style>
    <style:style style:name="P3" style:family="paragraph" style:parent-style-name="Text_20_body">
      <style:text-properties officeooo:rsid="0024a70d" officeooo:paragraph-rsid="0024a70d"/>
    </style:style>
    <style:style style:name="P4" style:family="paragraph" style:parent-style-name="Text_20_body">
      <style:text-properties officeooo:paragraph-rsid="00261623"/>
    </style:style>
    <style:style style:name="P5" style:family="paragraph" style:parent-style-name="Text_20_body">
      <style:text-properties officeooo:paragraph-rsid="002f8ed2"/>
    </style:style>
    <style:style style:name="P6" style:family="paragraph" style:parent-style-name="Text_20_body">
      <style:text-properties officeooo:rsid="00306850" officeooo:paragraph-rsid="00306850"/>
    </style:style>
    <style:style style:name="P7" style:family="paragraph" style:parent-style-name="Text_20_body">
      <style:text-properties officeooo:rsid="00306850" officeooo:paragraph-rsid="00425be2"/>
    </style:style>
    <style:style style:name="P8" style:family="paragraph" style:parent-style-name="Text_20_body">
      <style:text-properties officeooo:rsid="00306850" officeooo:paragraph-rsid="0047d94b"/>
    </style:style>
    <style:style style:name="P9" style:family="paragraph" style:parent-style-name="Text_20_body">
      <style:text-properties officeooo:rsid="00306850" officeooo:paragraph-rsid="004d7cb2"/>
    </style:style>
    <style:style style:name="P10" style:family="paragraph" style:parent-style-name="Text_20_body">
      <style:text-properties officeooo:rsid="00306850" officeooo:paragraph-rsid="00541427"/>
    </style:style>
    <style:style style:name="P11" style:family="paragraph" style:parent-style-name="Text_20_body">
      <style:text-properties officeooo:rsid="00306850" officeooo:paragraph-rsid="005a85fd"/>
    </style:style>
    <style:style style:name="P12" style:family="paragraph" style:parent-style-name="Text_20_body">
      <style:text-properties officeooo:rsid="00306850" officeooo:paragraph-rsid="005c3518"/>
    </style:style>
    <style:style style:name="P13" style:family="paragraph" style:parent-style-name="Text_20_body">
      <style:text-properties officeooo:rsid="00306850" officeooo:paragraph-rsid="005f6593"/>
    </style:style>
    <style:style style:name="P14" style:family="paragraph" style:parent-style-name="Text_20_body">
      <style:text-properties officeooo:rsid="00306850" officeooo:paragraph-rsid="006b2fa4"/>
    </style:style>
    <style:style style:name="P15" style:family="paragraph" style:parent-style-name="Text_20_body">
      <style:text-properties officeooo:rsid="00306850" officeooo:paragraph-rsid="00729e20"/>
    </style:style>
    <style:style style:name="P16" style:family="paragraph" style:parent-style-name="Text_20_body">
      <style:text-properties officeooo:rsid="00306850" officeooo:paragraph-rsid="0074c57c"/>
    </style:style>
    <style:style style:name="P17" style:family="paragraph" style:parent-style-name="Text_20_body">
      <style:text-properties officeooo:rsid="00306850" officeooo:paragraph-rsid="007d21e6"/>
    </style:style>
    <style:style style:name="P18" style:family="paragraph" style:parent-style-name="Text_20_body">
      <style:text-properties officeooo:rsid="00306850" officeooo:paragraph-rsid="0083b749"/>
    </style:style>
    <style:style style:name="P19" style:family="paragraph" style:parent-style-name="Text_20_body">
      <style:text-properties officeooo:rsid="00306850" officeooo:paragraph-rsid="0085b139"/>
    </style:style>
    <style:style style:name="P20" style:family="paragraph" style:parent-style-name="Text_20_body">
      <style:text-properties officeooo:rsid="00306850" officeooo:paragraph-rsid="008b65f6"/>
    </style:style>
    <style:style style:name="P21" style:family="paragraph" style:parent-style-name="Text_20_body">
      <style:text-properties officeooo:rsid="00306850" officeooo:paragraph-rsid="009198b0"/>
    </style:style>
    <style:style style:name="P22" style:family="paragraph" style:parent-style-name="Text_20_body">
      <style:text-properties officeooo:rsid="00306850" officeooo:paragraph-rsid="00974109"/>
    </style:style>
    <style:style style:name="P23" style:family="paragraph" style:parent-style-name="Text_20_body">
      <style:text-properties officeooo:rsid="00306850" officeooo:paragraph-rsid="009892fd"/>
    </style:style>
    <style:style style:name="P24" style:family="paragraph" style:parent-style-name="Text_20_body">
      <style:text-properties officeooo:rsid="00306850" officeooo:paragraph-rsid="009d0f8c"/>
    </style:style>
    <style:style style:name="P25" style:family="paragraph" style:parent-style-name="Text_20_body">
      <style:text-properties officeooo:rsid="00306850" officeooo:paragraph-rsid="009e10a8"/>
    </style:style>
    <style:style style:name="P26" style:family="paragraph" style:parent-style-name="Text_20_body">
      <style:text-properties officeooo:rsid="00306850" officeooo:paragraph-rsid="00a1a2b1"/>
    </style:style>
    <style:style style:name="P27" style:family="paragraph" style:parent-style-name="Text_20_body">
      <style:text-properties officeooo:rsid="00306850" officeooo:paragraph-rsid="00a6a528"/>
    </style:style>
    <style:style style:name="P28" style:family="paragraph" style:parent-style-name="Text_20_body">
      <style:text-properties officeooo:paragraph-rsid="00261623"/>
    </style:style>
    <style:style style:name="P29" style:family="paragraph" style:parent-style-name="Text_20_body">
      <style:text-properties officeooo:paragraph-rsid="00306850"/>
    </style:style>
    <style:style style:name="P30" style:family="paragraph" style:parent-style-name="Text_20_body">
      <style:text-properties officeooo:paragraph-rsid="00322b80"/>
    </style:style>
    <style:style style:name="P31" style:family="paragraph" style:parent-style-name="Text_20_body">
      <style:text-properties officeooo:paragraph-rsid="0037f974"/>
    </style:style>
    <style:style style:name="P32" style:family="paragraph" style:parent-style-name="Text_20_body">
      <style:text-properties officeooo:paragraph-rsid="0039a5f0"/>
    </style:style>
    <style:style style:name="P33" style:family="paragraph" style:parent-style-name="Text_20_body">
      <style:text-properties officeooo:paragraph-rsid="003bbc78"/>
    </style:style>
    <style:style style:name="P34" style:family="paragraph" style:parent-style-name="Text_20_body">
      <style:text-properties officeooo:paragraph-rsid="003d4f07"/>
    </style:style>
    <style:style style:name="P35" style:family="paragraph" style:parent-style-name="Text_20_body">
      <style:text-properties officeooo:paragraph-rsid="003f00a1"/>
    </style:style>
    <style:style style:name="P36" style:family="paragraph" style:parent-style-name="Text_20_body">
      <style:text-properties officeooo:paragraph-rsid="003f51a5"/>
    </style:style>
    <style:style style:name="P37" style:family="paragraph" style:parent-style-name="Text_20_body">
      <style:text-properties officeooo:paragraph-rsid="00412c17"/>
    </style:style>
    <style:style style:name="P38" style:family="paragraph" style:parent-style-name="Text_20_body">
      <style:text-properties officeooo:paragraph-rsid="00425be2"/>
    </style:style>
    <style:style style:name="P39" style:family="paragraph" style:parent-style-name="Text_20_body">
      <style:text-properties officeooo:paragraph-rsid="0047d94b"/>
    </style:style>
    <style:style style:name="P40" style:family="paragraph" style:parent-style-name="Text_20_body">
      <style:text-properties officeooo:paragraph-rsid="004d7cb2"/>
    </style:style>
    <style:style style:name="P41" style:family="paragraph" style:parent-style-name="Text_20_body">
      <style:text-properties officeooo:paragraph-rsid="00541427"/>
    </style:style>
    <style:style style:name="P42" style:family="paragraph" style:parent-style-name="Text_20_body">
      <style:text-properties officeooo:paragraph-rsid="005a85fd"/>
    </style:style>
    <style:style style:name="P43" style:family="paragraph" style:parent-style-name="Text_20_body">
      <style:text-properties officeooo:paragraph-rsid="005f6593"/>
    </style:style>
    <style:style style:name="P44" style:family="paragraph" style:parent-style-name="Text_20_body">
      <style:text-properties officeooo:paragraph-rsid="006b2fa4"/>
    </style:style>
    <style:style style:name="P45" style:family="paragraph" style:parent-style-name="Text_20_body">
      <style:text-properties officeooo:paragraph-rsid="0070061e"/>
    </style:style>
    <style:style style:name="P46" style:family="paragraph" style:parent-style-name="Text_20_body">
      <style:text-properties officeooo:paragraph-rsid="00729e20"/>
    </style:style>
    <style:style style:name="P47" style:family="paragraph" style:parent-style-name="Text_20_body">
      <style:text-properties officeooo:paragraph-rsid="0074c57c"/>
    </style:style>
    <style:style style:name="P48" style:family="paragraph" style:parent-style-name="Text_20_body">
      <style:text-properties officeooo:rsid="007b9c27" officeooo:paragraph-rsid="007b9c27"/>
    </style:style>
    <style:style style:name="P49" style:family="paragraph" style:parent-style-name="Text_20_body">
      <style:text-properties officeooo:paragraph-rsid="007d21e6"/>
    </style:style>
    <style:style style:name="P50" style:family="paragraph" style:parent-style-name="Text_20_body">
      <style:text-properties officeooo:paragraph-rsid="0083b749"/>
    </style:style>
    <style:style style:name="P51" style:family="paragraph" style:parent-style-name="Text_20_body">
      <style:text-properties officeooo:paragraph-rsid="0085b139"/>
    </style:style>
    <style:style style:name="P52" style:family="paragraph" style:parent-style-name="Text_20_body">
      <style:text-properties officeooo:paragraph-rsid="008b65f6"/>
    </style:style>
    <style:style style:name="P53" style:family="paragraph" style:parent-style-name="Text_20_body">
      <style:text-properties officeooo:paragraph-rsid="009198b0"/>
    </style:style>
    <style:style style:name="P54" style:family="paragraph" style:parent-style-name="Text_20_body">
      <style:text-properties officeooo:rsid="009647f0" officeooo:paragraph-rsid="009647f0"/>
    </style:style>
    <style:style style:name="P55" style:family="paragraph" style:parent-style-name="Text_20_body">
      <style:text-properties officeooo:rsid="009647f0" officeooo:paragraph-rsid="009d0f8c"/>
    </style:style>
    <style:style style:name="P56" style:family="paragraph" style:parent-style-name="Text_20_body">
      <style:text-properties officeooo:rsid="009647f0" officeooo:paragraph-rsid="009e10a8"/>
    </style:style>
    <style:style style:name="P57" style:family="paragraph" style:parent-style-name="Text_20_body">
      <style:text-properties officeooo:rsid="009647f0" officeooo:paragraph-rsid="00a1a2b1"/>
    </style:style>
    <style:style style:name="P58" style:family="paragraph" style:parent-style-name="Text_20_body">
      <style:text-properties officeooo:rsid="009647f0" officeooo:paragraph-rsid="00a6a528"/>
    </style:style>
    <style:style style:name="P59" style:family="paragraph" style:parent-style-name="Text_20_body">
      <style:text-properties officeooo:paragraph-rsid="00974109"/>
    </style:style>
    <style:style style:name="P60" style:family="paragraph" style:parent-style-name="Text_20_body">
      <style:text-properties officeooo:paragraph-rsid="009647f0"/>
    </style:style>
    <style:style style:name="P61" style:family="paragraph" style:parent-style-name="Text_20_body">
      <style:text-properties officeooo:paragraph-rsid="009d0f8c"/>
    </style:style>
    <style:style style:name="P62" style:family="paragraph" style:parent-style-name="Text_20_body">
      <style:text-properties officeooo:paragraph-rsid="009e10a8"/>
    </style:style>
    <style:style style:name="P63" style:family="paragraph" style:parent-style-name="Text_20_body">
      <style:text-properties officeooo:paragraph-rsid="00a1a2b1"/>
    </style:style>
    <style:style style:name="P64" style:family="paragraph" style:parent-style-name="Text_20_body">
      <style:text-properties officeooo:paragraph-rsid="00a6a528"/>
    </style:style>
    <style:style style:name="P65" style:family="paragraph" style:parent-style-name="Heading_20_2">
      <style:text-properties officeooo:rsid="005e894a" officeooo:paragraph-rsid="005e894a"/>
    </style:style>
    <style:style style:name="P66" style:family="paragraph" style:parent-style-name="Heading_20_3">
      <style:text-properties officeooo:rsid="0022b1f4" officeooo:paragraph-rsid="0022b1f4"/>
    </style:style>
    <style:style style:name="P67" style:family="paragraph" style:parent-style-name="Heading_20_3">
      <style:text-properties officeooo:rsid="002f8ed2" officeooo:paragraph-rsid="002f8ed2"/>
    </style:style>
    <style:style style:name="P68" style:family="paragraph" style:parent-style-name="Heading_20_3">
      <style:text-properties officeooo:rsid="005a85fd" officeooo:paragraph-rsid="005a85fd"/>
    </style:style>
    <style:style style:name="P69" style:family="paragraph" style:parent-style-name="Heading_20_3">
      <style:text-properties officeooo:rsid="005d4398" officeooo:paragraph-rsid="005d4398"/>
    </style:style>
    <style:style style:name="P70" style:family="paragraph" style:parent-style-name="Heading_20_3">
      <style:text-properties officeooo:rsid="005eb6b2" officeooo:paragraph-rsid="005eb6b2"/>
    </style:style>
    <style:style style:name="P71" style:family="paragraph" style:parent-style-name="Heading_20_3">
      <style:text-properties officeooo:rsid="0081d2cb" officeooo:paragraph-rsid="0081d2cb"/>
    </style:style>
    <style:style style:name="P72" style:family="paragraph" style:parent-style-name="Heading_20_3">
      <style:text-properties officeooo:rsid="00905220" officeooo:paragraph-rsid="00905220"/>
    </style:style>
    <style:style style:name="P73" style:family="paragraph" style:parent-style-name="Heading_20_3">
      <style:text-properties officeooo:rsid="009647f0" officeooo:paragraph-rsid="009647f0"/>
    </style:style>
    <style:style style:name="P74" style:family="paragraph" style:parent-style-name="Heading_20_3">
      <style:text-properties officeooo:rsid="009b78a9" officeooo:paragraph-rsid="009b78a9"/>
    </style:style>
    <style:style style:name="T1" style:family="text">
      <style:text-properties officeooo:rsid="00283436"/>
    </style:style>
    <style:style style:name="T2" style:family="text">
      <style:text-properties officeooo:rsid="002d5d02"/>
    </style:style>
    <style:style style:name="T3" style:family="text">
      <style:text-properties officeooo:rsid="00322b80"/>
    </style:style>
    <style:style style:name="T4" style:family="text">
      <style:text-properties officeooo:rsid="003d4f07"/>
    </style:style>
    <style:style style:name="T5" style:family="text">
      <style:text-properties officeooo:rsid="003f51a5"/>
    </style:style>
    <style:style style:name="T6" style:family="text">
      <style:text-properties officeooo:rsid="00425be2"/>
    </style:style>
    <style:style style:name="T7" style:family="text">
      <style:text-properties officeooo:rsid="00454a05"/>
    </style:style>
    <style:style style:name="T8" style:family="text">
      <style:text-properties officeooo:rsid="004f3650"/>
    </style:style>
    <style:style style:name="T9" style:family="text">
      <style:text-properties officeooo:rsid="0050e47e"/>
    </style:style>
    <style:style style:name="T10" style:family="text">
      <style:text-properties officeooo:rsid="0051a70b"/>
    </style:style>
    <style:style style:name="T11" style:family="text">
      <style:text-properties officeooo:rsid="0058a2f1"/>
    </style:style>
    <style:style style:name="T12" style:family="text">
      <style:text-properties officeooo:rsid="005a85fd"/>
    </style:style>
    <style:style style:name="T13" style:family="text">
      <style:text-properties officeooo:rsid="005c3518"/>
    </style:style>
    <style:style style:name="T14" style:family="text">
      <style:text-properties officeooo:rsid="005c99f9"/>
    </style:style>
    <style:style style:name="T15" style:family="text">
      <style:text-properties officeooo:rsid="005e5462"/>
    </style:style>
    <style:style style:name="T16" style:family="text">
      <style:text-properties officeooo:rsid="006035f2"/>
    </style:style>
    <style:style style:name="T17" style:family="text">
      <style:text-properties officeooo:rsid="00620062"/>
    </style:style>
    <style:style style:name="T18" style:family="text">
      <style:text-properties officeooo:rsid="0062e4b4"/>
    </style:style>
    <style:style style:name="T19" style:family="text">
      <style:text-properties officeooo:rsid="0064df04"/>
    </style:style>
    <style:style style:name="T20" style:family="text">
      <style:text-properties officeooo:rsid="0066781d"/>
    </style:style>
    <style:style style:name="T21" style:family="text">
      <style:text-properties officeooo:rsid="0066d472"/>
    </style:style>
    <style:style style:name="T22" style:family="text">
      <style:text-properties officeooo:rsid="0069537c"/>
    </style:style>
    <style:style style:name="T23" style:family="text">
      <style:text-properties officeooo:rsid="007210eb"/>
    </style:style>
    <style:style style:name="T24" style:family="text">
      <style:text-properties officeooo:rsid="00729e20"/>
    </style:style>
    <style:style style:name="T25" style:family="text">
      <style:text-properties officeooo:rsid="0074202f"/>
    </style:style>
    <style:style style:name="T26" style:family="text">
      <style:text-properties officeooo:rsid="0074c57c"/>
    </style:style>
    <style:style style:name="T27" style:family="text">
      <style:text-properties officeooo:rsid="007796ab"/>
    </style:style>
    <style:style style:name="T28" style:family="text">
      <style:text-properties officeooo:rsid="0083b749"/>
    </style:style>
    <style:style style:name="T29" style:family="text">
      <style:text-properties officeooo:rsid="0085b139"/>
    </style:style>
    <style:style style:name="T30" style:family="text">
      <style:text-properties officeooo:rsid="0089da5f"/>
    </style:style>
    <style:style style:name="T31" style:family="text">
      <style:text-properties officeooo:rsid="008b65f6"/>
    </style:style>
    <style:style style:name="T32" style:family="text">
      <style:text-properties officeooo:rsid="009198b0"/>
    </style:style>
    <style:style style:name="T33" style:family="text">
      <style:text-properties officeooo:rsid="009d0f8c"/>
    </style:style>
    <style:style style:name="T34" style:family="text">
      <style:text-properties officeooo:rsid="009e10a8"/>
    </style:style>
    <style:style style:name="T35" style:family="text">
      <style:text-properties officeooo:rsid="00a1a2b1"/>
    </style:style>
    <style:style style:name="T36" style:family="text">
      <style:text-properties officeooo:rsid="00a6a5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cases</text:h>
      <text:h text:style-name="Heading_20_2" text:outline-level="2">Server</text:h>
      <text:h text:style-name="P66" text:outline-level="3">Start button</text:h>
      <text:p text:style-name="Text_20_body">----------------------------------------------------------------------------------------------------------------------------</text:p>
      <text:p text:style-name="Text_20_body">1. User starts the server without setting the port number.</text:p>
      <text:p text:style-name="P31">Desired output:</text:p>
      <text:p text:style-name="Text_20_body">-<text:span text:style-name="T3">Action/s: Display proper message.</text:span></text:p>
      <text:p text:style-name="P30">-Message:</text:p>
      <text:p text:style-name="P30"><text:tab/>The port number is required to start the server.</text:p>
      <text:p text:style-name="Text_20_body">-Place <text:span text:style-name="T3">of message</text:span>:</text:p>
      <text:p text:style-name="Text_20_body"><text:tab/>Main box (connection messages).</text:p>
      <text:p text:style-name="Text_20_body">----------------------------------------------------------------------------------------------------------------------------</text:p>
      <text:p text:style-name="Text_20_body">2. User starts the server with an invalid port number. Invalid port number is either smaller than 2000 or bigger than 65535.</text:p>
      <text:p text:style-name="Text_20_body">Desired output:</text:p>
      <text:p text:style-name="P31">-<text:span text:style-name="T3">Action/s: Display proper message.</text:span></text:p>
      <text:p text:style-name="P32">-Message:</text:p>
      <text:p text:style-name="P32"><text:tab/>The port number is not valid. It must be a number between 2000 and 65535.</text:p>
      <text:p text:style-name="P32">-Place <text:span text:style-name="T3">of message</text:span>:</text:p>
      <text:p text:style-name="Text_20_body"><text:tab/>Main box (connection messages).</text:p>
      <text:p text:style-name="P1">----------------------------------------------------------------------------------------------------------------------------</text:p>
      <text:p text:style-name="Text_20_body">3. User starts the server with a proper input.<text:tab/></text:p>
      <text:p text:style-name="Text_20_body">Desired output:</text:p>
      <text:p text:style-name="P33">-<text:span text:style-name="T3">Action/s: 1. Display proper message, 2. Start listening. </text:span></text:p>
      <text:p text:style-name="P34">-Message:</text:p>
      <text:p text:style-name="P34"><text:tab/>The server has started and we are listening for new connections.</text:p>
      <text:p text:style-name="Text_20_body">-Place <text:span text:style-name="T4">of message</text:span>:</text:p>
      <text:p text:style-name="Text_20_body"><text:tab/>Main box (connection messages).</text:p>
      <text:p text:style-name="P1">----------------------------------------------------------------------------------------------------------------------------</text:p>
      <text:p text:style-name="Text_20_body">4. User starts the server when it is running.</text:p>
      <text:p text:style-name="Text_20_body"><text:soft-page-break/>Desired output:</text:p>
      <text:p text:style-name="P35">-<text:span text:style-name="T3">Action/s: Display proper message.</text:span></text:p>
      <text:p text:style-name="P36">-Message:</text:p>
      <text:p text:style-name="P36"><text:tab/>The server is already running.</text:p>
      <text:p text:style-name="Text_20_body">-Place <text:span text:style-name="T5">of message</text:span>:</text:p>
      <text:p text:style-name="Text_20_body"><text:tab/>Main box (connection messages).</text:p>
      <text:p text:style-name="P2">----------------------------------------------------------------------------------------------------------------------------</text:p>
      <text:p text:style-name="P3">5. User starts <text:span text:style-name="T2">the</text:span> server with a proper input but the server can not start listening. <text:span text:style-name="T1">For example another software use the selected port number and therefore the server can not use it.</text:span></text:p>
      <text:p text:style-name="P4">Desired output:</text:p>
      <text:p text:style-name="P37">-<text:span text:style-name="T3">Action/s: Display proper message.</text:span></text:p>
      <text:p text:style-name="P37">-Message:</text:p>
      <text:p text:style-name="P37"><text:tab/>Listen() error.</text:p>
      <text:p text:style-name="P4">-Place:</text:p>
      <text:p text:style-name="P4"><text:tab/>Main box (connection messages).</text:p>
      <text:p text:style-name="P4">----------------------------------------------------------------------------------------------------------------------------</text:p>
      <text:h text:style-name="P67" text:outline-level="3">Stop button</text:h>
      <text:p text:style-name="P5">----------------------------------------------------------------------------------------------------------------------------</text:p>
      <text:p text:style-name="P6">1. User stop<text:span text:style-name="T7">s</text:span> the server when it is working.</text:p>
      <text:p text:style-name="P29">Desired output:</text:p>
      <text:p text:style-name="P38">-<text:span text:style-name="T3">Action/s: 1. Display proper message, 2. Stop listening.</text:span></text:p>
      <text:p text:style-name="P38">-Message:</text:p>
      <text:p text:style-name="P7"><text:tab/>The server has stoppe<text:span text:style-name="T6">d</text:span>.</text:p>
      <text:p text:style-name="P29">-Place <text:span text:style-name="T6">of message</text:span>:</text:p>
      <text:p text:style-name="P29"><text:tab/>Main box (connection messages).</text:p>
      <text:p text:style-name="P6">----------------------------------------------------------------------------------------------------------------------------<text:span text:style-name="T7">2. User stops the server when it is not working.</text:span></text:p>
      <text:p text:style-name="P39">Desired output:</text:p>
      <text:p text:style-name="P39">-<text:span text:style-name="T3">Action/s: Display proper message.</text:span></text:p>
      <text:p text:style-name="P39">-Message:</text:p>
      <text:p text:style-name="P8"><text:tab/>The server is already stopped.</text:p>
      <text:p text:style-name="P39">-Place <text:span text:style-name="T6">of message</text:span>:</text:p>
      <text:p text:style-name="P39"><text:soft-page-break/><text:tab/>Main box (connection messages).</text:p>
      <text:p text:style-name="P8">----------------------------------------------------------------------------------------------------------------------------</text:p>
      <text:h text:style-name="P69" text:outline-level="3">Got a new client</text:h>
      <text:p text:style-name="P40">----------------------------------------------------------------------------------------------------------------------------</text:p>
      <text:p text:style-name="P9">1. <text:span text:style-name="T8">A new client connects to the server.</text:span></text:p>
      <text:p text:style-name="P40">Desired output:</text:p>
      <text:p text:style-name="P40">-<text:span text:style-name="T3">Action/s: 1. Display proper message, 2. Accept the new connection.</text:span></text:p>
      <text:p text:style-name="P40">-Message:</text:p>
      <text:p text:style-name="P9"><text:tab/>We got a new connecti<text:span text:style-name="T9">o</text:span>n from IP: <text:span text:style-name="T10">&lt;Client’s IP address&gt; port: &lt;Client’s port number&gt;</text:span></text:p>
      <text:p text:style-name="P40">-Place <text:span text:style-name="T6">of message</text:span>:</text:p>
      <text:p text:style-name="P40"><text:tab/>Main box (connection messages).</text:p>
      <text:p text:style-name="P9">----------------------------------------------------------------------------------------------------------------------------</text:p>
      <text:h text:style-name="P69" text:outline-level="3">Lost a client</text:h>
      <text:p text:style-name="P41">----------------------------------------------------------------------------------------------------------------------------</text:p>
      <text:p text:style-name="P10">1. <text:span text:style-name="T8">A client disconnects from the server.</text:span></text:p>
      <text:p text:style-name="P41">Desired output:</text:p>
      <text:p text:style-name="P41">-<text:span text:style-name="T3">Action/s: 1. Display proper message, 2. Close the client’s socket. </text:span></text:p>
      <text:p text:style-name="P41">-Message:</text:p>
      <text:p text:style-name="P10"><text:tab/>We lost a connection from IP: <text:span text:style-name="T11">&lt;Client’s IP address&gt; port: &lt;client’s port number&gt;</text:span></text:p>
      <text:p text:style-name="P41">-Place <text:span text:style-name="T6">of message</text:span>:</text:p>
      <text:p text:style-name="P41"><text:tab/>Main box (connection messages).</text:p>
      <text:p text:style-name="P10">----------------------------------------------------------------------------------------------------------------------------</text:p>
      <text:h text:style-name="P68" text:outline-level="3">Receive a client’s message </text:h>
      <text:p text:style-name="P42">----------------------------------------------------------------------------------------------------------------------------</text:p>
      <text:p text:style-name="P11">1. <text:span text:style-name="T12">The server receives a message from one of the clients. </text:span></text:p>
      <text:p text:style-name="P42">Desired output:</text:p>
      <text:p text:style-name="P42">-<text:span text:style-name="T3">Action/s: 1. Display proper message, 2. Send the message to all of the clients. </text:span></text:p>
      <text:p text:style-name="P42">-Message:</text:p>
      <text:p text:style-name="P12"><text:tab/><text:span text:style-name="T13">&lt;Client’s user name&gt; : &lt;Client’s message&gt;</text:span></text:p>
      <text:p text:style-name="P42">-Place <text:span text:style-name="T6">of message</text:span>:</text:p>
      <text:p text:style-name="P42"><text:soft-page-break/><text:tab/><text:span text:style-name="T14">Chat box</text:span>.</text:p>
      <text:p text:style-name="P11">----------------------------------------------------------------------------------------------------------------------------</text:p>
      <text:h text:style-name="P65" text:outline-level="2">Client</text:h>
      <text:h text:style-name="P70" text:outline-level="3">Connect button</text:h>
      <text:p text:style-name="P43">----------------------------------------------------------------------------------------------------------------------------</text:p>
      <text:p text:style-name="P43">1. User <text:span text:style-name="T16">press the connect button without all the required inputs. </text:span></text:p>
      <text:p text:style-name="P43">Desired output:</text:p>
      <text:p text:style-name="P43">-<text:span text:style-name="T3">Action/s: Display proper message.</text:span></text:p>
      <text:p text:style-name="P43">-Message:</text:p>
      <text:p text:style-name="P43"><text:tab/><text:span text:style-name="T18">There are four messages according to the user input:</text:span></text:p>
      <text:p text:style-name="P43"><text:tab/><text:span text:style-name="T18">a. The IP address is not valid.</text:span></text:p>
      <text:p text:style-name="P43"><text:tab/><text:span text:style-name="T19">b. The port number is not valid. It must be a number between 2000 and 65535.</text:span></text:p>
      <text:p text:style-name="P43"><text:tab/><text:span text:style-name="T20">c. The user name field must be set.</text:span></text:p>
      <text:p text:style-name="P43"><text:span text:style-name="T21"><text:tab/>d. The user name can not be longer than 19 characters.</text:span></text:p>
      <text:p text:style-name="P43"><text:tab/><text:span text:style-name="T22">For example if the user insert a correct IP address and left the other fields, the b and c messages <text:tab/>will be printed.</text:span></text:p>
      <text:p text:style-name="P43">-Place <text:span text:style-name="T3">of message</text:span>:</text:p>
      <text:p text:style-name="P43"><text:tab/><text:span text:style-name="T17">Connection</text:span> box.</text:p>
      <text:p text:style-name="P13">----------------------------------------------------------------------------------------------------------------------------</text:p>
      <text:p text:style-name="P44"><text:span text:style-name="T23">2. The user press the connect button when it is already connected.</text:span></text:p>
      <text:p text:style-name="P44">Desired output:</text:p>
      <text:p text:style-name="P44">-<text:span text:style-name="T3">Action/s: Display proper message. </text:span></text:p>
      <text:p text:style-name="P44">-Message:</text:p>
      <text:p text:style-name="P14"><text:tab/>We are already connected.</text:p>
      <text:p text:style-name="P44">-Place <text:span text:style-name="T6">of message</text:span>:</text:p>
      <text:p text:style-name="P45"><text:tab/><text:span text:style-name="T17">Connection</text:span> box.</text:p>
      <text:p text:style-name="P14">----------------------------------------------------------------------------------------------------------------------------</text:p>
      <text:p text:style-name="P46"><text:span text:style-name="T24">3. The user press the connect with proper input values.</text:span></text:p>
      <text:p text:style-name="P46">Desired output:</text:p>
      <text:p text:style-name="P46">-<text:span text:style-name="T3">Action/s: 1. Display proper message, 2. connects to the server. </text:span></text:p>
      <text:p text:style-name="P46">-Message: We have connected to IP: <text:span text:style-name="T25">&lt;Server’s IP address&gt; port: &lt;Server’s port number&gt;</text:span></text:p>
      <text:p text:style-name="P46"><text:soft-page-break/>-Place <text:span text:style-name="T6">of message</text:span>:</text:p>
      <text:p text:style-name="P46"><text:tab/><text:span text:style-name="T17">Connection</text:span> box.</text:p>
      <text:p text:style-name="P15">----------------------------------------------------------------------------------------------------------------------------</text:p>
      <text:p text:style-name="P47"><text:span text:style-name="T26">4. The user press the connect with proper inputs in syntax but, the IP address and port number are not matched with the server.</text:span></text:p>
      <text:p text:style-name="P47">Desired output:</text:p>
      <text:p text:style-name="P47">-<text:span text:style-name="T3">Action/s: Display proper message. </text:span></text:p>
      <text:p text:style-name="P47">-Message: Because of one of the following reasons we failed to connect.</text:p>
      <text:p text:style-name="P47"><text:tab/><text:tab/>1. The IP address and port number are not matched with the server.</text:p>
      <text:p text:style-name="P47"><text:tab/><text:tab/><text:span text:style-name="T27">2. The server is not running.</text:span></text:p>
      <text:p text:style-name="P47">-Place <text:span text:style-name="T6">of message</text:span>:</text:p>
      <text:p text:style-name="P47"><text:tab/><text:span text:style-name="T17">Connection</text:span> box.</text:p>
      <text:p text:style-name="P16">----------------------------------------------------------------------------------------------------------------------------</text:p>
      <text:p text:style-name="P48">5. The user try to connect when the server is not running.</text:p>
      <text:p text:style-name="P49">Desired output:</text:p>
      <text:p text:style-name="P49">-<text:span text:style-name="T3">Action/s: Display proper message. </text:span></text:p>
      <text:p text:style-name="P49">-Message: Because of one of the following reasons we failed to connect.</text:p>
      <text:p text:style-name="P49"><text:tab/><text:tab/>1. The IP address and port number are not matched with the server.</text:p>
      <text:p text:style-name="P49"><text:tab/><text:tab/><text:span text:style-name="T27">2. The server is not running.</text:span></text:p>
      <text:p text:style-name="P49">-Place <text:span text:style-name="T6">of message</text:span>:</text:p>
      <text:p text:style-name="P49"><text:tab/><text:span text:style-name="T17">Connection</text:span> box.</text:p>
      <text:p text:style-name="P17">----------------------------------------------------------------------------------------------------------------------------</text:p>
      <text:h text:style-name="P71" text:outline-level="3">Disconnect button</text:h>
      <text:p text:style-name="P18">----------------------------------------------------------------------------------------------------------------------------</text:p>
      <text:p text:style-name="P50"><text:span text:style-name="T28">1. The user press the disconnect button when it is already disconnected.</text:span></text:p>
      <text:p text:style-name="P50">Desired output:</text:p>
      <text:p text:style-name="P50">-<text:span text:style-name="T3">Action/s: Display proper message. </text:span></text:p>
      <text:p text:style-name="P50">-Message:</text:p>
      <text:p text:style-name="P18"><text:tab/>We are already disconnected.</text:p>
      <text:p text:style-name="P50">-Place <text:span text:style-name="T6">of message</text:span>:</text:p>
      <text:p text:style-name="P50"><text:tab/><text:span text:style-name="T17">Connection</text:span> box.</text:p>
      <text:p text:style-name="P18"><text:soft-page-break/>----------------------------------------------------------------------------------------------------------------------------</text:p>
      <text:p text:style-name="P51"><text:span text:style-name="T29">2. The user press the disconnect button when it is connected and it can successfully disconnect. </text:span></text:p>
      <text:p text:style-name="P51">Desired output:</text:p>
      <text:p text:style-name="P51">-<text:span text:style-name="T3">Action/s: 1. Display proper message, 2. Disconnect from the server. </text:span></text:p>
      <text:p text:style-name="P51">-Message:</text:p>
      <text:p text:style-name="P19"><text:tab/>We have disconnected from IP: <text:span text:style-name="T30">&lt;Server’s IP address&gt; port: &lt;Server’s port number&gt;</text:span></text:p>
      <text:p text:style-name="P51">-Place <text:span text:style-name="T6">of message</text:span>:</text:p>
      <text:p text:style-name="P51"><text:tab/><text:span text:style-name="T17">Connection</text:span> box.</text:p>
      <text:p text:style-name="P19">----------------------------------------------------------------------------------------------------------------------------</text:p>
      <text:p text:style-name="P52"><text:span text:style-name="T31">3. The user press the disconnect button when it is connected but, for any technical reason it can not disconnect. <text:s/></text:span></text:p>
      <text:p text:style-name="P52">Desired output:</text:p>
      <text:p text:style-name="P52">-<text:span text:style-name="T3">Action/s: Display proper message. </text:span></text:p>
      <text:p text:style-name="P52">-Message:</text:p>
      <text:p text:style-name="P20"><text:tab/>We failed to disconnect.</text:p>
      <text:p text:style-name="P52">-Place <text:span text:style-name="T6">of message</text:span>:</text:p>
      <text:p text:style-name="P52"><text:tab/><text:span text:style-name="T17">Connection</text:span> box.</text:p>
      <text:p text:style-name="P20">----------------------------------------------------------------------------------------------------------------------------</text:p>
      <text:h text:style-name="P72" text:outline-level="3">Server closes the connection </text:h>
      <text:p text:style-name="P21">----------------------------------------------------------------------------------------------------------------------------</text:p>
      <text:p text:style-name="P53"><text:span text:style-name="T32">1. When the client is connected and the server close the connection. </text:span></text:p>
      <text:p text:style-name="P53">Desired output:</text:p>
      <text:p text:style-name="P53">-<text:span text:style-name="T3">Action/s: 1. Display proper message, 2. Close the socket. </text:span></text:p>
      <text:p text:style-name="P53">-Message:</text:p>
      <text:p text:style-name="P21"><text:tab/>The server has closed our connection.</text:p>
      <text:p text:style-name="P53">-Place <text:span text:style-name="T6">of message</text:span>:</text:p>
      <text:p text:style-name="P53"><text:tab/><text:span text:style-name="T17">Connection</text:span> box.</text:p>
      <text:p text:style-name="P21">----------------------------------------------------------------------------------------------------------------------------</text:p>
      <text:h text:style-name="P73" text:outline-level="3">Receive a message from the server (other clients messages)</text:h>
      <text:p text:style-name="P60">----------------------------------------------------------------------------------------------------------------------------</text:p>
      <text:p text:style-name="P54">1. Receive a message from one server which is the message of one of the clients.</text:p>
      <text:p text:style-name="P59"><text:soft-page-break/>Desired output:</text:p>
      <text:p text:style-name="P59">-<text:span text:style-name="T3">Action/s: 1. Display proper message.</text:span></text:p>
      <text:p text:style-name="P59">-Message:</text:p>
      <text:p text:style-name="P22"><text:tab/><text:span text:style-name="T13">&lt;Client’s user name&gt; : &lt;Client’s message&gt;</text:span></text:p>
      <text:p text:style-name="P59">-Place <text:span text:style-name="T6">of message</text:span>:</text:p>
      <text:p text:style-name="P22"><text:tab/><text:span text:style-name="T14">Chat box</text:span>.</text:p>
      <text:p text:style-name="P23">----------------------------------------------------------------------------------------------------------------------------</text:p>
      <text:h text:style-name="P74" text:outline-level="3">Send <text:span text:style-name="T33">button</text:span></text:h>
      <text:p text:style-name="P61">----------------------------------------------------------------------------------------------------------------------------</text:p>
      <text:p text:style-name="P55">1. <text:span text:style-name="T33">The user click the send button without any message. <text:s/></text:span></text:p>
      <text:p text:style-name="P61">Desired output:</text:p>
      <text:p text:style-name="P61">-<text:span text:style-name="T3">Action/s: 1. Display proper message.</text:span></text:p>
      <text:p text:style-name="P61">-Message:</text:p>
      <text:p text:style-name="P24"><text:tab/>Empty message is NOT allowed.</text:p>
      <text:p text:style-name="P61">-Place <text:span text:style-name="T6">of message</text:span>:</text:p>
      <text:p text:style-name="P24"><text:tab/><text:span text:style-name="T14">Chat box</text:span>.</text:p>
      <text:p text:style-name="P24">----------------------------------------------------------------------------------------------------------------------------</text:p>
      <text:p text:style-name="P56"><text:span text:style-name="T34">2</text:span>. <text:span text:style-name="T33">The user try to send a message which is longer than 80 characters. <text:s/></text:span></text:p>
      <text:p text:style-name="P62">Desired output:</text:p>
      <text:p text:style-name="P62">-<text:span text:style-name="T3">Action/s: 1. Display proper message.</text:span></text:p>
      <text:p text:style-name="P62">-Message:</text:p>
      <text:p text:style-name="P25"><text:tab/>The message should NOT be longer that 80 characters.</text:p>
      <text:p text:style-name="P62">-Place <text:span text:style-name="T6">of message</text:span>:</text:p>
      <text:p text:style-name="P25"><text:tab/><text:span text:style-name="T14">Chat box</text:span>.</text:p>
      <text:p text:style-name="P25">----------------------------------------------------------------------------------------------------------------------------</text:p>
      <text:p text:style-name="P57"><text:span text:style-name="T35">3</text:span>. <text:span text:style-name="T33">The user send a message which has less than 80 characters. <text:s/></text:span></text:p>
      <text:p text:style-name="P63">Desired output:</text:p>
      <text:p text:style-name="P63">-<text:span text:style-name="T3">Action/s: 1. Display proper message, 2. Send the message to the server.</text:span></text:p>
      <text:p text:style-name="P63">-Message:</text:p>
      <text:p text:style-name="P26"><text:tab/>&lt;Client’s user name&gt; : &lt;Client’s message&gt;.</text:p>
      <text:p text:style-name="P63">-Place <text:span text:style-name="T6">of message</text:span>:</text:p>
      <text:p text:style-name="P26"><text:soft-page-break/><text:tab/><text:span text:style-name="T14">Chat box</text:span>.</text:p>
      <text:p text:style-name="P26">----------------------------------------------------------------------------------------------------------------------------</text:p>
      <text:p text:style-name="P58"><text:span text:style-name="T36">4</text:span>. <text:span text:style-name="T33">The user clicks the send button when it is not connected to the server. <text:s/></text:span></text:p>
      <text:p text:style-name="P64">Desired output:</text:p>
      <text:p text:style-name="P64">-<text:span text:style-name="T3">Action/s: 1. Display proper message, 2. Send the message to the server.</text:span></text:p>
      <text:p text:style-name="P64">-Message:</text:p>
      <text:p text:style-name="P27"><text:tab/>We are NOT connected. Pleas first connect and try again.</text:p>
      <text:p text:style-name="P64">-Place <text:span text:style-name="T6">of message</text:span>:</text:p>
      <text:p text:style-name="P27"><text:tab/><text:span text:style-name="T14">Chat box</text:span>.</text:p>
      <text:p text:style-name="P27">----------------------------------------------------------------------------------------------------------------------------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02:43.780344934</meta:creation-date>
    <dc:date>2019-04-15T10:06:00.287250650</dc:date>
    <meta:editing-duration>PT7H58M30S</meta:editing-duration>
    <meta:editing-cycles>156</meta:editing-cycles>
    <meta:generator>LibreOffice/6.0.7.3$Linux_X86_64 LibreOffice_project/00m0$Build-3</meta:generator>
    <meta:document-statistic meta:table-count="0" meta:image-count="0" meta:object-count="0" meta:page-count="8" meta:paragraph-count="220" meta:word-count="1062" meta:character-count="10540" meta:non-whitespace-character-count="9612"/>
  </office:meta>
</office:document-meta>
</file>